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/>
    <style:font-face style:name="Courier 10 Pitch" svg:font-family="'Courier 10 Pitch'" style:font-pitch="fixed"/>
    <style:font-face style:name="SimHei" svg:font-family="SimHei" style:font-pitch="variable"/>
    <style:font-face style:name="Times New Roman1" svg:font-family="'Times New Roman', SimSun" style:font-pitch="variable"/>
    <style:font-face style:name="宋体" svg:font-family="宋体" style:font-pitch="variable"/>
    <style:font-face style:name="宋体1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paragraph-rsid="0016b3cf"/>
    </style:style>
    <style:style style:name="P2" style:family="paragraph" style:parent-style-name="Standard">
      <style:paragraph-properties fo:text-align="center" style:justify-single-word="false"/>
      <style:text-properties style:font-name="SimHei" fo:font-size="18pt" officeooo:rsid="000afc7b" officeooo:paragraph-rsid="000afc7b" style:font-name-asian="SimHei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style:font-name="SimHei" fo:font-size="12pt" officeooo:rsid="0022027c" officeooo:paragraph-rsid="0022027c" style:font-name-asian="SimHei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0afc7b" style:font-name-asian="宋体1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0afc7b" style:font-name-asian="宋体1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0afc7b" officeooo:paragraph-rsid="000afc7b" style:font-name-asian="SimHei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rsid="000afc7b" officeooo:paragraph-rsid="000afc7b" style:font-name-asian="SimHei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paragraph-rsid="000afc7b" style:font-name-asian="SimHei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rsid="0022027c" officeooo:paragraph-rsid="0022027c" style:font-name-asian="SimHei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rsid="0022027c" officeooo:paragraph-rsid="003233a5" style:font-name-asian="SimHei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0.5pt" officeooo:paragraph-rsid="000afc7b" style:font-name-asian="宋体1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.5pt" officeooo:paragraph-rsid="000c9701" style:font-name-asian="宋体1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0.5pt" officeooo:rsid="001ad45c" officeooo:paragraph-rsid="001ad45c" style:font-name-asian="宋体1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0.5pt" officeooo:rsid="001f5908" officeooo:paragraph-rsid="001f5908" style:font-name-asian="宋体1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22027c" style:font-name-asian="宋体1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3233a5" style:font-name-asian="宋体1" style:font-size-asian="10.5pt" style:font-size-complex="12pt"/>
    </style:style>
    <style:style style:name="T1" style:family="text">
      <style:text-properties officeooo:rsid="000b29dd"/>
    </style:style>
    <style:style style:name="T2" style:family="text">
      <style:text-properties officeooo:rsid="000c9701"/>
    </style:style>
    <style:style style:name="T3" style:family="text">
      <style:text-properties officeooo:rsid="000def17"/>
    </style:style>
    <style:style style:name="T4" style:family="text">
      <style:text-properties officeooo:rsid="00107130"/>
    </style:style>
    <style:style style:name="T5" style:family="text">
      <style:text-properties officeooo:rsid="0011fc28"/>
    </style:style>
    <style:style style:name="T6" style:family="text">
      <style:text-properties style:font-name="Times New Roman" style:font-name-asian="宋体1"/>
    </style:style>
    <style:style style:name="T7" style:family="text">
      <style:text-properties style:font-name="Times New Roman" fo:font-size="10.5pt" officeooo:rsid="000afc7b" style:font-name-asian="宋体1" style:font-size-asian="10.5pt" style:font-size-complex="12pt"/>
    </style:style>
    <style:style style:name="T8" style:family="text">
      <style:text-properties style:font-name="Times New Roman" fo:font-size="10.5pt" officeooo:rsid="0016b3cf" style:font-name-asian="宋体1" style:font-size-asian="10.5pt" style:font-size-complex="12pt"/>
    </style:style>
    <style:style style:name="T9" style:family="text">
      <style:text-properties fo:font-size="10.5pt" style:font-size-asian="10.5pt" style:font-size-complex="12pt"/>
    </style:style>
    <style:style style:name="T10" style:family="text">
      <style:text-properties fo:font-size="10.5pt" officeooo:rsid="0011fc28" style:font-size-asian="10.5pt" style:font-size-complex="12pt"/>
    </style:style>
    <style:style style:name="T11" style:family="text">
      <style:text-properties fo:font-size="10.5pt" officeooo:rsid="0017813e" style:font-size-asian="10.5pt" style:font-size-complex="12pt"/>
    </style:style>
    <style:style style:name="T12" style:family="text">
      <style:text-properties fo:font-size="10.5pt" officeooo:rsid="0017ccd8" style:font-size-asian="10.5pt" style:font-size-complex="12pt"/>
    </style:style>
    <style:style style:name="T13" style:family="text">
      <style:text-properties fo:font-size="10.5pt" officeooo:rsid="001ad45c" style:font-size-asian="10.5pt" style:font-size-complex="12pt"/>
    </style:style>
    <style:style style:name="T14" style:family="text">
      <style:text-properties officeooo:rsid="0017ccd8"/>
    </style:style>
    <style:style style:name="T15" style:family="text">
      <style:text-properties officeooo:rsid="001ad45c"/>
    </style:style>
    <style:style style:name="T16" style:family="text">
      <style:text-properties officeooo:rsid="001b4a29"/>
    </style:style>
    <style:style style:name="T17" style:family="text">
      <style:text-properties officeooo:rsid="001c6c29"/>
    </style:style>
    <style:style style:name="T18" style:family="text">
      <style:text-properties officeooo:rsid="001cc7df"/>
    </style:style>
    <style:style style:name="T19" style:family="text">
      <style:text-properties officeooo:rsid="001db9cf"/>
    </style:style>
    <style:style style:name="T20" style:family="text">
      <style:text-properties officeooo:rsid="00200b11"/>
    </style:style>
    <style:style style:name="T21" style:family="text">
      <style:text-properties officeooo:rsid="002181c3"/>
    </style:style>
    <style:style style:name="T22" style:family="text">
      <style:text-properties officeooo:rsid="0023727e"/>
    </style:style>
    <style:style style:name="T23" style:family="text">
      <style:text-properties officeooo:rsid="00250a87"/>
    </style:style>
    <style:style style:name="T24" style:family="text">
      <style:text-properties officeooo:rsid="0025c7b1"/>
    </style:style>
    <style:style style:name="T25" style:family="text">
      <style:text-properties officeooo:rsid="0026fd9b"/>
    </style:style>
    <style:style style:name="T26" style:family="text">
      <style:text-properties officeooo:rsid="0027cee1"/>
    </style:style>
    <style:style style:name="T27" style:family="text">
      <style:text-properties officeooo:rsid="002912de"/>
    </style:style>
    <style:style style:name="T28" style:family="text">
      <style:text-properties officeooo:rsid="002b8bd0"/>
    </style:style>
    <style:style style:name="T29" style:family="text">
      <style:text-properties officeooo:rsid="002cedaa"/>
    </style:style>
    <style:style style:name="T30" style:family="text">
      <style:text-properties officeooo:rsid="002db6f0"/>
    </style:style>
    <style:style style:name="T31" style:family="text">
      <style:text-properties officeooo:rsid="00316b4d"/>
    </style:style>
    <style:style style:name="T32" style:family="text">
      <style:text-properties officeooo:rsid="0031bb43"/>
    </style:style>
    <style:style style:name="T33" style:family="text">
      <style:text-properties officeooo:rsid="003233a5"/>
    </style:style>
    <style:style style:name="T34" style:family="text">
      <style:text-properties officeooo:rsid="003233a5" style:font-name-asian="Times New Roman"/>
    </style:style>
    <style:style style:name="T35" style:family="text">
      <style:text-properties officeooo:rsid="00334b33"/>
    </style:style>
    <style:style style:name="T36" style:family="text">
      <style:text-properties officeooo:rsid="0034e69e"/>
    </style:style>
    <style:style style:name="T37" style:family="text">
      <style:text-properties officeooo:rsid="00355bf5"/>
    </style:style>
    <style:style style:name="T38" style:family="text">
      <style:text-properties officeooo:rsid="00365415"/>
    </style:style>
    <style:style style:name="T39" style:family="text">
      <style:text-properties officeooo:rsid="003824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.hs编程入门</text:p>
      <text:p text:style-name="P4"/>
      <text:p text:style-name="P4"/>
      <text:p text:style-name="P4"/>
      <text:p text:style-name="P7">简单介绍</text:p>
      <text:p text:style-name="P6"/>
      <text:p text:style-name="P1"><text:span text:style-name="T6"><text:tab/></text:span><text:span text:style-name="T7">U.hs是一门基于无类型lambda演算的纯函数式</text:span><text:span text:style-name="T8">、懒惰求值的</text:span><text:span text:style-name="T7">弱类型语言。它的灵感来源于</text:span><text:a xlink:type="simple" xlink:href="http://www.madore.org/~david/programs/unlambda/"><text:span text:style-name="T7">Unlambda</text:span></text:a><text:span text:style-name="T7">.</text:span></text:p>
      <text:p text:style-name="P11"><text:tab/>在<text:span text:style-name="T1">U.hs中，所有（除若干个特例外）的东西都是函数，每个函数接受一个参数（也是个函数），返回一个函数（这个返回的函数自身也是接受函数返回函数的函数）。</text:span></text:p>
      <text:p text:style-name="P11"><text:tab/><text:span text:style-name="T2">U.hs使用Lisp风格的括号语法来表示函数的应用。同时，可以用lambda来定义函数。例如，我们可以定义一个单位函数id:</text:span></text:p>
      <text:p text:style-name="P11"><text:tab/><text:span text:style-name="T2">(def id (\x x))</text:span></text:p>
      <text:p text:style-name="P12"><text:tab/>其中，<text:span text:style-name="T2">\表示lambda，即，我们定义id为lambda x : x .</text:span></text:p>
      <text:p text:style-name="P12"><text:tab/>函数通过括号来应用到参数上<text:span text:style-name="T2">。例如，(id id)就是id. 括号内可以连续应用多个参数：</text:span></text:p>
      <text:p text:style-name="P12"><text:tab/><text:span text:style-name="T2">(id id id id)等价于(((id id) id) id)，也就是，id.</text:span></text:p>
      <text:p text:style-name="P12"><text:span text:style-name="T2"><text:tab/>多个变量可以串联在同一个lambda中：(\a b c)等价于(\a (\b c))</text:span></text:p>
      <text:p text:style-name="P11"><text:tab/>有几个已经为你定义好的函数，比如，</text:p>
      <text:p text:style-name="P11"><text:tab/><text:span text:style-name="T2">(def K (\x y x))</text:span></text:p>
      <text:p text:style-name="P11"><text:tab/><text:span text:style-name="T2">(def S (\f g x ((f x) (g x))))</text:span></text:p>
      <text:p text:style-name="P11"><text:tab/>实际上<text:span text:style-name="T3">，任何的lambda表达式都可以通过K和S组合而成。比如，id就是(S K K). 使用S和K代替lambda可以让你的程序变得人类不可读（如果你真的想这么做的话）。</text:span></text:p>
      <text:p text:style-name="P11"/>
      <text:p text:style-name="P11"><text:tab/>为了让程序做点有用的事，<text:span text:style-name="T4">U.hs内置了整型和浮点型的数值（数值是唯数不多的不是函数的东西）。你可以用“前缀表达式”似的方式来进行计算：</text:span></text:p>
      <text:p text:style-name="P11"><text:tab/><text:span text:style-name="T4">(+ (* 1 2) 3) <text:s text:c="4"/>得到(1*2)+3 = 5</text:span></text:p>
      <text:p text:style-name="P11"><text:tab/>如何进行条件判断呢<text:span text:style-name="T5">？U.hs中预置了两个“布尔值”：</text:span></text:p>
      <text:p text:style-name="P11"><text:tab/><text:span text:style-name="T5">(def True K)</text:span></text:p>
      <text:p text:style-name="P11"><text:tab/><text:span text:style-name="T5">(def False (K (S K K)))</text:span></text:p>
      <text:p text:style-name="P5"><text:span text:style-name="T9"><text:tab/>布尔值的特点是</text:span><text:span text:style-name="T10">，如果b是一个布尔值，那么(b true_value false_value)就是：如果b是True，那么true_value；否则，fal</text:span><text:span text:style-name="T11">s</text:span><text:span text:style-name="T10">e_value. 归功于</text:span><text:a xlink:type="simple" xlink:href="https://en.wikipedia.org/wiki/Lazy_evaluation"><text:span text:style-name="T10">懒惰求值</text:span></text:a><text:span text:style-name="T10">，只有会被使用的那一分支会得到运行</text:span><text:span text:style-name="T11">。于是，我们可以写出类似</text:span></text:p>
      <text:p text:style-name="P5"><text:span text:style-name="T11"><text:tab/>(def </text:span><text:span text:style-name="T13">safeinv</text:span><text:span text:style-name="T11"> (\x ((</text:span><text:span text:style-name="T13">=</text:span><text:span text:style-name="T11"> x 0) </text:span><text:span text:style-name="T13">0</text:span><text:span text:style-name="T11"> </text:span><text:span text:style-name="T13">(/ 1 </text:span><text:span text:style-name="T11">x</text:span><text:span text:style-name="T13">))))</text:span></text:p>
      <text:p text:style-name="P5"><text:span text:style-name="T11"><text:tab/>这样的函数出来</text:span><text:span text:style-name="T12">。</text:span></text:p>
      <text:p text:style-name="P5"><text:span text:style-name="T12"><text:tab/>下面的章节从不同的维度介绍U.hs的更多细节。</text:span></text:p>
      <text:p text:style-name="P5"/>
      <text:p text:style-name="P8"><text:span text:style-name="T14">安装指南</text:span></text:p>
      <text:p text:style-name="P5"/>
      <text:p text:style-name="P5"><text:span text:style-name="T12"><text:tab/>随代码分发的有一份readme.pdf. 里面详细说明了编译步骤。</text:span></text:p>
      <text:p text:style-name="P11"><text:tab/>最简单的运行<text:span text:style-name="T14">U.hs程序的</text:span>方法是用解释器运行它</text:p>
      <text:p text:style-name="P11"><text:tab/><text:span text:style-name="T14">$</text:span>./<text:span text:style-name="T14">urun helloworld.u</text:span></text:p>
      <text:p text:style-name="P11"><text:tab/><text:span text:style-name="T14">helloworld</text:span></text:p>
      <text:p text:style-name="P11"><text:tab/>另外<text:span text:style-name="T14">，也可以把程序编译成可执行程序（需要你有一个可用的llvm工具链）。</text:span></text:p>
      <text:p text:style-name="P11"><text:tab/><text:span text:style-name="T14">$./ucomp helloworld.u</text:span></text:p>
      <text:p text:style-name="P11"><text:tab/><text:span text:style-name="T14">$./helloworld</text:span></text:p>
      <text:p text:style-name="P11"><text:tab/><text:span text:style-name="T14">helloworld</text:span></text:p>
      <text:p text:style-name="P11"/>
      <text:p text:style-name="P8">程序结构</text:p>
      <text:p text:style-name="P11"/>
      <text:p text:style-name="P11"><text:tab/>每个<text:span text:style-name="T15">U.hs程序都写在.u文件中。一个文件中可以import若干别的文件，定义一些符号，同时有一个“主块”. 例如，一个实现按数值把字符串相加的.u程序</text:span></text:p>
      <text:p text:style-name="P13"><text:tab/>(import* str)</text:p>
      <text:p text:style-name="P13"><text:tab/>(def strAdd (\a b (+ (atoi a) (atoi b))))</text:p>
      <text:p text:style-name="P13"><text:tab/>(strAdd 10 3)</text:p>
      <text:p text:style-name="P13"><text:tab/>import*表示把str.u中的所有符号导入进来。如果不加*而写成<text:span text:style-name="T16">(import str)，那么你需要</text:span>用<text:span text:style-name="T16">str.atoi这种形式使用导入的符号。文件之间的导入关系必须是一个有向无环图。</text:span></text:p>
      <text:p text:style-name="P13"><text:soft-page-break/><text:tab/><text:span text:style-name="T17">(def name body)语句把body的值绑定到name上. body中只能使用之前已经定义好的值。甚至，body不能包含name本身！</text:span></text:p>
      <text:p text:style-name="P13"><text:tab/>那么如何定义递归函数呢<text:span text:style-name="T17">？实际上，我们只需要一个把函数应用到自身上就行了</text:span></text:p>
      <text:p text:style-name="P13"><text:tab/><text:span text:style-name="T18">((\x (x x)) (\self (+ 1 (self self))))</text:span></text:p>
      <text:p text:style-name="P13"><text:tab/>这个定义了一个<text:span text:style-name="T18">(+ 1 (+ 1 (+ 1 ...)))的无穷的表达式（死循环）。</text:span></text:p>
      <text:p text:style-name="P13"><text:tab/>有一个更优雅的方式是使用<text:span text:style-name="T19">Y组合子：</text:span></text:p>
      <text:p text:style-name="P14"><text:tab/>(def recur (\f ((\x (f (x x))) (\x (f (x x))))))</text:p>
      <text:p text:style-name="P14"><text:tab/>这样我们刚才的函数就可以写成(recur (+ 1))或者(recur (\self (+ 1 self))).</text:p>
      <text:p text:style-name="P14"><text:tab/>主文件（就是传给<text:span text:style-name="T20">ucomp或urun的文件）</text:span>的主块会被求值并打印出来。非主文件（被别的文件导入的文件）的主块不会求值。这样，你可以把一个模块的测试或示例代码写在它的主块中。</text:p>
      <text:p text:style-name="P14"><text:tab/>可以使用<text:span text:style-name="T21">let来在一个模块内定义只在模块内可见的符号：</text:span></text:p>
      <text:p text:style-name="P14"><text:tab/><text:span text:style-name="T21">(let local_method body)</text:span></text:p>
      <text:p text:style-name="P14"><text:tab/>同时<text:span text:style-name="T21">，let也是一个表达式：</text:span></text:p>
      <text:p text:style-name="P14"><text:tab/><text:span text:style-name="T21">(let</text:span></text:p>
      <text:p text:style-name="P14"><text:tab/><text:tab/><text:span text:style-name="T21">(a body_a)</text:span></text:p>
      <text:p text:style-name="P14"><text:tab/><text:tab/><text:span text:style-name="T21">(b body_b)</text:span></text:p>
      <text:p text:style-name="P14"><text:tab/><text:tab/><text:span text:style-name="T21">c</text:span></text:p>
      <text:p text:style-name="P14"><text:tab/><text:span text:style-name="T21">)</text:span></text:p>
      <text:p text:style-name="P14"><text:tab/>等价于<text:span text:style-name="T21">((\a ((\b c) body_b)) body_a)</text:span></text:p>
      <text:p text:style-name="P14"/>
      <text:p text:style-name="P3">IO操作</text:p>
      <text:p text:style-name="P15"/>
      <text:p text:style-name="P15"><text:tab/>在纯函数式语言中进行IO是一个挑战。在U.hs中，所有的IO都是通过回调函数实现的。例如<text:span text:style-name="T22">，可以使用putChar输出一个字符：</text:span></text:p>
      <text:p text:style-name="P15"><text:tab/><text:span text:style-name="T22">(putChar 'a' callback)</text:span></text:p>
      <text:p text:style-name="P15"><text:tab/>其中<text:span text:style-name="T22">，callback是一个函数。putChar 'a'的结果（0表示成功，其他表示失败）会传给callback并继续运行。下面是把输入的一个字符送到输出并退出的程序：</text:span></text:p>
      <text:p text:style-name="P15"><text:tab/><text:span text:style-name="T22">(getChar (\a (putChar a (\_ (exit 0)))))</text:span></text:p>
      <text:p text:style-name="P15"><text:tab/><text:span text:style-name="T22">exit把程序的运行结束，所以不需要回调函数。为了让这种级联的回调更好写，U.hs中有一个run结构：</text:span></text:p>
      <text:p text:style-name="P15"><text:tab/><text:span text:style-name="T23">(run</text:span></text:p>
      <text:p text:style-name="P15"><text:tab/><text:tab/><text:span text:style-name="T23">(a getChar)</text:span></text:p>
      <text:p text:style-name="P15"><text:tab/><text:tab/><text:span text:style-name="T23">(_ (putChar a))</text:span></text:p>
      <text:p text:style-name="P15"><text:tab/><text:tab/><text:span text:style-name="T23">(exit 0)</text:span></text:p>
      <text:p text:style-name="P15"><text:tab/><text:span text:style-name="T23">)</text:span></text:p>
      <text:p text:style-name="P15"><text:tab/>和上面的程序是等价的<text:span text:style-name="T23">。</text:span></text:p>
      <text:p text:style-name="P15"><text:tab/>另外一种写法是使用<text:span text:style-name="T24">do结构。(do ...)就是(\return (run ...))。例如：</text:span></text:p>
      <text:p text:style-name="P15"><text:tab/><text:span text:style-name="T24">(def readTwo (do</text:span></text:p>
      <text:p text:style-name="P15"><text:tab/><text:tab/><text:span text:style-name="T24">(a getChar)</text:span></text:p>
      <text:p text:style-name="P15"><text:tab/><text:tab/><text:span text:style-name="T24">(b getChar)</text:span></text:p>
      <text:p text:style-name="P15"><text:tab/><text:tab/><text:span text:style-name="T24">(return (pair a b))</text:span></text:p>
      <text:p text:style-name="P15"><text:tab/><text:span text:style-name="T24">))</text:span></text:p>
      <text:p text:style-name="P15"><text:tab/><text:span text:style-name="T24">pair的定义会在后面的章节讲到。</text:span></text:p>
      <text:p text:style-name="P15"><text:tab/>除了<text:span text:style-name="T25">getChar、putChar，U.hs中还有如下内置的IO函数：</text:span></text:p>
      <text:p text:style-name="P15"><text:tab/><text:span text:style-name="T25">open filename mode callback</text:span></text:p>
      <text:p text:style-name="P15"><text:tab/><text:tab/><text:span text:style-name="T25">filename是文件名。mode是ReadMode、WriteMode、AppendMode、ReadWriteMode之一. 这个操作到一个文件句柄并传给callback.</text:span></text:p>
      <text:p text:style-name="P15"><text:tab/><text:span text:style-name="T26">getCharF handle callback</text:span></text:p>
      <text:p text:style-name="P15"><text:tab/><text:tab/>用句柄<text:span text:style-name="T26">handle指向的文件读入一个字符，并把结果传给callback. 如果遇到EOF，那么得到-1. getChar就是(getChar stdin)</text:span></text:p>
      <text:p text:style-name="P15"><text:tab/><text:span text:style-name="T26">putCharF handle char callback</text:span></text:p>
      <text:p text:style-name="P15"><text:tab/><text:tab/>输出一个字符<text:span text:style-name="T26">。返回0或者错误码。</text:span></text:p>
      <text:p text:style-name="P15"><text:tab/><text:span text:style-name="T26">peekCharF handle callback</text:span></text:p>
      <text:p text:style-name="P15"><text:tab/><text:tab/>非获取性的读入<text:span text:style-name="T26">（读入但在缓存中保持这个字符）一个字符。-1表示EOF.</text:span></text:p>
      <text:p text:style-name="P15"><text:tab/><text:span text:style-name="T26">getArg callback</text:span></text:p>
      <text:p text:style-name="P15"><text:tab/><text:tab/>读入命令行参数中的下一个字符<text:span text:style-name="T26">。如果命令行参数已经没有更多字符，返回-1.</text:span></text:p>
      <text:p text:style-name="P15"><text:tab/><text:span text:style-name="T26">close handle callback</text:span></text:p>
      <text:p text:style-name="P15"><text:tab/><text:tab/>关闭文件<text:span text:style-name="T26">。返回0或者错误码（如果handle不合法的话）。</text:span></text:p>
      <text:p text:style-name="P15"><text:soft-page-break/><text:tab/><text:span text:style-name="T27">system cmdline callback</text:span></text:p>
      <text:p text:style-name="P15"><text:tab/><text:tab/>新建一个<text:span text:style-name="T27">shell，运行cmdline. 退出值返回给callback.</text:span></text:p>
      <text:p text:style-name="P15"><text:tab/>原则上<text:span text:style-name="T28">，以上IO函数使得U.hs成为一个有可能自举的语言。当然，进行自举需要相当大的工作量。</text:span></text:p>
      <text:p text:style-name="P15"/>
      <text:p text:style-name="P9">基本数据类型</text:p>
      <text:p text:style-name="P15"/>
      <text:p text:style-name="P15"><text:tab/>每个文件都隐式的导入了<text:span text:style-name="T29">prelude.u. prelude中包含了各种常用的数据结构的定义。</text:span></text:p>
      <text:p text:style-name="P15"><text:tab/>例如<text:span text:style-name="T30">，之前举过的布尔型的例子：</text:span></text:p>
      <text:p text:style-name="P15"><text:tab/><text:span text:style-name="T30">(def if id)</text:span></text:p>
      <text:p text:style-name="P15"><text:tab/><text:span text:style-name="T30">(def True (\a b a))</text:span></text:p>
      <text:p text:style-name="P15"><text:tab/><text:span text:style-name="T30">(def False (\a b b))</text:span></text:p>
      <text:p text:style-name="P15"><text:tab/>于是，可以像其他语言一样写<text:span text:style-name="T30">if then else表达式：</text:span></text:p>
      <text:p text:style-name="P15"><text:tab/><text:span text:style-name="T30">(if condition</text:span></text:p>
      <text:p text:style-name="P15"><text:tab/><text:tab/><text:span text:style-name="T30">true_block</text:span></text:p>
      <text:p text:style-name="P15"><text:tab/><text:tab/><text:span text:style-name="T30">false_block</text:span></text:p>
      <text:p text:style-name="P15"><text:tab/><text:span text:style-name="T30">)</text:span></text:p>
      <text:p text:style-name="P15"><text:tab/>布尔之外<text:span text:style-name="T30">，最常用的就是list了. 一个list定义为：</text:span></text:p>
      <text:p text:style-name="P15"><text:tab/><text:span text:style-name="T30">(def empty (\a b a))</text:span></text:p>
      <text:p text:style-name="P15"><text:tab/><text:span text:style-name="T30">(def cons (\head tail (\a b (b head tail))))</text:span></text:p>
      <text:p text:style-name="P15"><text:tab/>注意，<text:span text:style-name="T30">empty和True是一模一样的。甚至，你可以写成(def empty True)或者(def empty K). 类型系统的缺乏（万物皆函数）使得U.hs事实上成为了一门弱类型的语言。如果你混用了数据类型，除非涉及到内置的数值或函数（例如把数值作用到另一个数值上会产生一个异常），通常并不会导致立即报错。这也使得U.hs的程序调试起来很需要想象力。</text:span></text:p>
      <text:p text:style-name="P15"><text:tab/>对于一个<text:span text:style-name="T31">list，你可以用类似pattern matching方式来访问它：</text:span></text:p>
      <text:p text:style-name="P15"><text:tab/><text:span text:style-name="T31">(l null_value (\head tail non_null_value))</text:span></text:p>
      <text:p text:style-name="P15"><text:tab/>当列表<text:span text:style-name="T31">l</text:span>是空的时候<text:span text:style-name="T31">，得到null_value. 否则，针对head和tail对得到non_null_value</text:span></text:p>
      <text:p text:style-name="P15"><text:tab/><text:span text:style-name="T32">cons把一个元素和一段列表连接起来（放到头部）. 有一个list结构来简化列表的构造：</text:span></text:p>
      <text:p text:style-name="P15"><text:tab/><text:span text:style-name="T32">(list a b c)等价于(cons a (cons b (cons c empty))</text:span></text:p>
      <text:p text:style-name="P15"><text:tab/> 注意<text:span text:style-name="T32">，list是个语法构造（就像run一样）而不是函数。这是因为它在每个表达式中的参数个数是需要在编译时分别确定的。</text:span></text:p>
      <text:p text:style-name="P16"><text:tab/>字符串被实现为<text:span text:style-name="T33">int的列表。</text:span><text:span text:style-name="T34">”</text:span><text:span text:style-name="T33">abc”等价于(list 'a' 'b' 'c')或(list 97 98 99)</text:span></text:p>
      <text:p text:style-name="P16"><text:tab/>传给<text:span text:style-name="T33">open和system的列表里如果有非整型的参数（用toInt和toFloat可以在整数与浮点数之间相互转化），会产生错误。</text:span></text:p>
      <text:p text:style-name="P16"><text:tab/></text:p>
      <text:p text:style-name="P16"><text:tab/>另外一些有用的数据类型包括<text:span text:style-name="T35">：</text:span></text:p>
      <text:p text:style-name="P16"><text:tab/><text:span text:style-name="T35">pair：((pair a b) f) = (f a b)</text:span></text:p>
      <text:p text:style-name="P16"><text:tab/>访问元素<text:span text:style-name="T35">：(fst (pair a b)) = a，(snd (pair a b)) = b</text:span></text:p>
      <text:p text:style-name="P16"><text:tab/><text:span text:style-name="T35">Maybe: <text:s text:c="2"/>(nothing a b) = a <text:s text:c="3"/>((just x) a b) = (b x)</text:span></text:p>
      <text:p text:style-name="P16"><text:tab/>此外<text:span text:style-name="T35">，还有一些用于列表操作的函数（例如map, foldl, foldr）定义在prelude.u中。</text:span></text:p>
      <text:p text:style-name="P16"/>
      <text:p text:style-name="P10">标准库<text:span text:style-name="T36">、示例程序</text:span></text:p>
      <text:p text:style-name="P16"/>
      <text:p text:style-name="P16"><text:tab/>随源码附带了几个例子与模块<text:span text:style-name="T36">。包括：</text:span></text:p>
      <text:p text:style-name="P16"><text:tab/><text:span text:style-name="T36">str.u : 字符串处理（atoi，itoa等）</text:span></text:p>
      <text:p text:style-name="P16"><text:tab/><text:span text:style-name="T36">io.u : <text:s/>基本的输入、输出（readLine，readInt等）</text:span></text:p>
      <text:p text:style-name="P16"><text:tab/><text:span text:style-name="T37">algorithm.u <text:s/>: <text:s/>sort等</text:span></text:p>
      <text:p text:style-name="P16"><text:tab/>有几个测试用的例子：</text:p>
      <text:p text:style-name="P16"><text:tab/><text:span text:style-name="T38">sorttest.u把stdin读入的行按字典序排序之后输出</text:span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"/>
    <style:font-face style:name="Courier 10 Pitch" svg:font-family="'Courier 10 Pitch'" style:font-pitch="fixed"/>
    <style:font-face style:name="SimHei" svg:font-family="SimHei" style:font-pitch="variable"/>
    <style:font-face style:name="Times New Roman1" svg:font-family="'Times New Roman', SimSun" style:font-pitch="variable"/>
    <style:font-face style:name="宋体" svg:font-family="宋体" style:font-pitch="variable"/>
    <style:font-face style:name="宋体1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00:15:18.437986324</meta:creation-date>
    <dc:date>2017-01-10T02:24:09.166781532</dc:date>
    <meta:editing-duration>PT1H59M57S</meta:editing-duration>
    <meta:editing-cycles>47</meta:editing-cycles>
    <meta:generator>LibreOffice/4.2.8.2$Linux_X86_64 LibreOffice_project/420m0$Build-2</meta:generator>
    <meta:document-statistic meta:table-count="0" meta:image-count="0" meta:object-count="0" meta:page-count="3" meta:paragraph-count="126" meta:word-count="2296" meta:character-count="4133" meta:non-whitespace-character-count="3733"/>
  </office:meta>
</office:document-meta>
</file>